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5.918cm" style:use-optimal-column-width="false"/>
    </style:style>
    <style:style style:name="co2" style:family="table-column">
      <style:table-column-properties style:column-width="5.872cm" style:use-optimal-column-width="false"/>
    </style:style>
    <style:style style:name="co3" style:family="table-column">
      <style:table-column-properties style:column-width="5.21cm" style:use-optimal-column-width="false"/>
    </style:style>
    <style:style style:name="ro1" style:family="table-row">
      <style:table-row-properties style:row-height="1.777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6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verdana" fo:font-size="10pt" fo:font-weight="bold" style:font-name-asian="Liberation Mono"/>
    </style:style>
    <style:style style:name="T6" style:family="text">
      <style:text-properties fo:font-size="10pt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style:font-name="Liberation Mono" style:font-name-asian="Liberation Mono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DB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DB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DBMS stands for Relational Database Management System.</text:p>
                <text:p/>
              </text:list-item>
              <text:list-item>
                <text:p>RDBMS is the basis for SQL, and for all modern database systems such as MS SQL Server, IBM DB2, Oracle, MySQL, and Microsoft Access.</text:p>
                <text:p/>
              </text:list-item>
              <text:list-item>
                <text:p>The data in RDBMS is stored in database objects called tables.</text:p>
                <text:p/>
              </text:list-item>
              <text:list-item>
                <text:p>A table is a collection of related data entries and it consists of columns and row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relation is a two-dimensional table made up of rows and columns. Each relation also called a table,stores data about entities</text:p>
              </text:list-item>
              <text:list-item>
                <text:p>Tuples -The rows in a relation are called tuples. They represent specific occurrences (or records)of an entity. </text:p>
              </text:list-item>
              <text:list-item>
                <text:p>Each row consists of a sequence of values, one for each column in the table.</text:p>
              </text:list-item>
              <text:list-item>
                <text:p>Attributes -- The column in a relation is called attribute. The attributes represent characteristics of an entity. </text:p>
              </text:list-item>
              <text:list-item>
                <text:p>Domain For each attribute there is a set of permitted values called domain of that attribu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QL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DL-data definition language</text:span></text:p>
              </text:list-item>
              <text:list-item>
                <text:p><text:span text:style-name="T2">DML-data manipulation language</text:span></text:p>
              </text:list-item>
              <text:list-item>
                <text:p><text:span text:style-name="T2">DCL: Data Control Languag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DDL </text:span><text:span text:style-name="T1">COMAND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ata Definition Language (DDL) statements are used to define the database structure or schema.</text:span></text:p>
              </text:list-item>
            </text:list>
            <text:list text:style-name="L3">
              <text:list-item>
                <text:p><text:span text:style-name="T3">Create</text:span><text:span text:style-name="T2">:to create objects in the database</text:span></text:p>
              </text:list-item>
              <text:list-item>
                <text:p><text:span text:style-name="T3">Rename:</text:span><text:span text:style-name="T2"> </text:span></text:p>
              </text:list-item>
              <text:list-item>
                <text:p><text:span text:style-name="T3">Alter</text:span><text:span text:style-name="T2">:alters the structure of the database</text:span></text:p>
              </text:list-item>
              <text:list-item>
                <text:p><text:span text:style-name="T3">Truncate</text:span><text:span text:style-name="T2">: remove all records from a table, including all </text:span><text:span text:style-name="T2"><text:tab/></text:span><text:span text:style-name="T2"><text:tab/></text:span><text:span text:style-name="T2">spaces allocated for the records removed</text:span></text:p>
              </text:list-item>
              <text:list-item>
                <text:p><text:span text:style-name="T3">Drop</text:span><text:span text:style-name="T2">:delete objects from the databas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REA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t is used to create a table</text:span></text:p>
              </text:list-item>
              <text:list-item>
                <text:p><text:span text:style-name="T4">Syntax:</text:span></text:p>
              </text:list-item>
              <text:list-item>
                <text:p><text:span text:style-name="T1">Create table tablename (column_name1 data_ type(size) constraints,column_name2 data_ type(size) constraints,.....n);</text:span></text:p>
              </text:list-item>
              <text:list-item>
                <text:p><text:span text:style-name="T1"/></text:p>
              </text:list-item>
              <text:list-item>
                <text:p><text:span text:style-name="T1">Create table employee(name varchar(10),id int(10),doj date)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reate a table : student</text:span></text:p>
              </text:list-item>
            </text:list>
          </draw:text-box>
        </draw:frame>
        <draw:frame draw:style-name="standard" draw:layer="layout" svg:width="16.999cm" svg:height="5.671cm" svg:x="5.554cm" svg:y="7.1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><text:span text:style-name="T5">Column name/field</text:span><text:span text:style-name="T6"><text:line-break/></text:span><text:span text:style-name="T6"/></text:p>
              </table:table-cell>
              <table:table-cell>
                <text:p><text:span text:style-name="T5">Data type</text:span><text:span text:style-name="T7"><text:line-break/></text:span><text:span text:style-name="T8"> </text:span></text:p>
              </table:table-cell>
              <table:table-cell>
                <text:p><text:span text:style-name="T5">Size</text:span></text:p>
              </table:table-cell>
            </table:table-row>
            <table:table-row table:style-name="ro2" table:default-cell-style-name="ce1">
              <table:table-cell>
                <text:p>regno</text:p>
              </table:table-cell>
              <table:table-cell>
                <text:p>integer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name</text:p>
              </table:table-cell>
              <table:table-cell>
                <text:p>char</text:p>
              </table:table-cell>
              <table:table-cell>
                <text:p>10</text:p>
              </table:table-cell>
            </table:table-row>
            <table:table-row table:style-name="ro2" table:default-cell-style-name="ce1">
              <table:table-cell>
                <text:p>DOB</text:p>
              </table:table-cell>
              <table:table-cell>
                <text:p>date</text:p>
              </table:table-cell>
              <table:table-cell/>
            </table:table-row>
            <table:table-row table:style-name="ro3" table:default-cell-style-name="ce1">
              <table:table-cell>
                <text:p>address</text:p>
              </table:table-cell>
              <table:table-cell>
                <text:p>varchar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RENAM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yntax</text:span></text:p>
              </text:list-item>
              <text:list-item>
                <text:p><text:span text:style-name="T2">rename table <text:s/>&lt;OldTableName&gt; TO &lt;NewTableName&gt;;</text:span></text:p>
              </text:list-item>
              <text:list-item>
                <text:p><text:span text:style-name="T2"/></text:p>
                <text:p><text:span text:style-name="T2"/></text:p>
              </text:list-item>
              <text:list-item>
                <text:p><text:span text:style-name="T3">ALTER <text:s/>command</text:span></text:p>
              </text:list-item>
            </text:list>
            <text:list text:style-name="L5">
              <text:list-item>
                <text:p><text:span text:style-name="T9">Adding new colums</text:span></text:p>
              </text:list-item>
              <text:list-item>
                <text:p><text:span text:style-name="T9">Dropping a column from the table </text:span></text:p>
              </text:list-item>
              <text:list-item>
                <text:p><text:span text:style-name="T9">Modifying existing column</text:span></text:p>
              </text:list-item>
              <text:list-item>
                <text:p><text:span text:style-name="T9">Change column 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Adding new column to the table</text:span></text:p>
              </text:list-item>
              <text:list-item>
                <text:p><text:span text:style-name="T11">Syntax:</text:span></text:p>
              </text:list-item>
              <text:list-item>
                <text:p><text:span text:style-name="T11">ALTER TABLE table_name <text:s/>ADD (NewColumnName <text:s/>Data_Type (size),......n);</text:span></text:p>
                <text:p><text:span text:style-name="T11"/></text:p>
              </text:list-item>
              <text:list-item>
                <text:p><text:span text:style-name="T10">Dropping a Column from the Table</text:span></text:p>
              </text:list-item>
              <text:list-item>
                <text:p><text:span text:style-name="T11">Syntax:</text:span></text:p>
              </text:list-item>
              <text:list-item>
                <text:p><text:span text:style-name="T11">ALTER TABLE table_name DROP column column_name;</text:span></text:p>
                <text:p><text:span text:style-name="T11"/></text:p>
              </text:list-item>
              <text:list-item>
                <text:p><text:span text:style-name="T10">Modifying Existing Table</text:span></text:p>
              </text:list-item>
              <text:list-item>
                <text:p><text:span text:style-name="T11">Syntax:</text:span></text:p>
              </text:list-item>
              <text:list-item>
                <text:p><text:span text:style-name="T11">ALTER TABLE table_name MODIFY column_name NewDataType(NewSize);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Change column name</text:span></text:p>
              </text:list-item>
              <text:list-item>
                <text:p text:style-name="P3"><text:span text:style-name="T2">Alter table &lt;tablename&gt; change &lt;oldcolumnname&gt; &lt;newcolumnname&gt; datatype(size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TRUNCATE Command</text:span></text:p>
              </text:list-item>
              <text:list-item>
                <text:p><text:span text:style-name="T2">Syntax:</text:span></text:p>
              </text:list-item>
              <text:list-item>
                <text:p><text:span text:style-name="T12">TRUNCATE TABLE Table_name;</text:span></text:p>
              </text:list-item>
              <text:list-item>
                <text:p><text:span text:style-name="T2">The DROP Command</text:span></text:p>
              </text:list-item>
              <text:list-item>
                <text:p><text:span text:style-name="T2">Syntax:</text:span></text:p>
              </text:list-item>
              <text:list-item>
                <text:p><text:span text:style-name="T12">DROP TABLE table_name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2:54:11.410125424</meta:creation-date>
    <dc:date>2017-12-06T14:23:59.106472459</dc:date>
    <meta:editing-duration>PT30M52S</meta:editing-duration>
    <meta:editing-cycles>5</meta:editing-cycles>
    <meta:generator>LibreOffice/5.3.1.2$Linux_X86_64 LibreOffice_project/30m0$Build-2</meta:generator>
    <meta:document-statistic meta:object-count="70"/>
  </office:meta>
</office:document-meta>
</file>